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200%"/>
      <style:text-properties officeooo:rsid="00056e3a" officeooo:paragraph-rsid="00056e3a"/>
    </style:style>
    <style:style style:name="P2" style:family="paragraph" style:parent-style-name="Standard" style:list-style-name="L1">
      <style:paragraph-properties fo:line-height="200%"/>
      <style:text-properties officeooo:rsid="0005b4f6" officeooo:paragraph-rsid="0005b4f6"/>
    </style:style>
    <style:style style:name="P3" style:family="paragraph" style:parent-style-name="Standard" style:list-style-name="L1">
      <style:paragraph-properties fo:line-height="200%"/>
      <style:text-properties fo:font-weight="normal" officeooo:rsid="00071f35" officeooo:paragraph-rsid="00071f35" style:font-weight-asian="normal" style:font-weight-complex="normal"/>
    </style:style>
    <style:style style:name="P4" style:family="paragraph" style:parent-style-name="Standard" style:list-style-name="L1">
      <style:paragraph-properties fo:line-height="200%"/>
      <style:text-properties fo:font-weight="normal" officeooo:rsid="000cc982" officeooo:paragraph-rsid="000cc982" style:font-weight-asian="normal" style:font-weight-complex="normal"/>
    </style:style>
    <style:style style:name="P5" style:family="paragraph" style:parent-style-name="Standard" style:list-style-name="L1">
      <style:paragraph-properties fo:line-height="200%"/>
      <style:text-properties fo:font-weight="normal" officeooo:rsid="0017c6e3" officeooo:paragraph-rsid="0017c6e3" style:font-weight-asian="normal" style:font-weight-complex="normal"/>
    </style:style>
    <style:style style:name="P6" style:family="paragraph" style:parent-style-name="Standard" style:list-style-name="L1">
      <style:paragraph-properties fo:line-height="200%"/>
      <style:text-properties fo:font-weight="bold" officeooo:rsid="00108b80" officeooo:paragraph-rsid="00108b80" style:font-weight-asian="bold" style:font-weight-complex="bold"/>
    </style:style>
    <style:style style:name="P7" style:family="paragraph" style:parent-style-name="Standard" style:list-style-name="L1">
      <style:paragraph-properties fo:line-height="200%"/>
      <style:text-properties fo:font-weight="bold" officeooo:rsid="001741f0" officeooo:paragraph-rsid="001741f0" style:font-weight-asian="bold" style:font-weight-complex="bold"/>
    </style:style>
    <style:style style:name="P8" style:family="paragraph" style:parent-style-name="Standard" style:list-style-name="L1">
      <style:paragraph-properties fo:line-height="200%"/>
      <style:text-properties fo:font-weight="bold" officeooo:rsid="0017c6e3" officeooo:paragraph-rsid="0017c6e3" style:font-weight-asian="bold" style:font-weight-complex="bold"/>
    </style:style>
    <style:style style:name="P9" style:family="paragraph" style:parent-style-name="Standard" style:list-style-name="L1">
      <style:paragraph-properties fo:line-height="200%"/>
      <style:text-properties fo:font-weight="bold" officeooo:rsid="00191929" officeooo:paragraph-rsid="00191929" style:font-weight-asian="bold" style:font-weight-complex="bold"/>
    </style:style>
    <style:style style:name="P10" style:family="paragraph" style:parent-style-name="Standard" style:list-style-name="L1">
      <style:paragraph-properties fo:line-height="200%"/>
      <style:text-properties fo:font-weight="bold" officeooo:rsid="0019ae54" officeooo:paragraph-rsid="0019ae54" style:font-weight-asian="bold" style:font-weight-complex="bold"/>
    </style:style>
    <style:style style:name="P11" style:family="paragraph" style:parent-style-name="Standard" style:list-style-name="L1">
      <style:paragraph-properties fo:line-height="200%"/>
      <style:text-properties fo:font-weight="bold" officeooo:rsid="001b470c" officeooo:paragraph-rsid="001b470c" style:font-weight-asian="bold" style:font-weight-complex="bold"/>
    </style:style>
    <style:style style:name="P12" style:family="paragraph" style:parent-style-name="Standard" style:list-style-name="L1">
      <style:paragraph-properties fo:line-height="200%"/>
      <style:text-properties fo:font-weight="bold" officeooo:rsid="001fabed" officeooo:paragraph-rsid="001fabed" style:font-weight-asian="bold" style:font-weight-complex="bold"/>
    </style:style>
    <style:style style:name="P13" style:family="paragraph" style:parent-style-name="Standard" style:list-style-name="L1">
      <style:paragraph-properties fo:line-height="200%"/>
      <style:text-properties fo:font-weight="bold" officeooo:rsid="002531ef" officeooo:paragraph-rsid="002531ef" style:font-weight-asian="bold" style:font-weight-complex="bold"/>
    </style:style>
    <style:style style:name="P14" style:family="paragraph" style:parent-style-name="Standard" style:list-style-name="L1">
      <style:paragraph-properties fo:line-height="200%"/>
      <style:text-properties fo:font-weight="bold" officeooo:rsid="002698b9" officeooo:paragraph-rsid="002698b9" style:font-weight-asian="bold" style:font-weight-complex="bold"/>
    </style:style>
    <style:style style:name="P15" style:family="paragraph" style:parent-style-name="Standard" style:list-style-name="L1">
      <style:paragraph-properties fo:line-height="200%"/>
      <style:text-properties fo:font-weight="bold" officeooo:rsid="002746f9" officeooo:paragraph-rsid="002746f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b605" style:font-weight-asian="bold" style:font-weight-complex="bold"/>
    </style:style>
    <style:style style:name="T3" style:family="text">
      <style:text-properties fo:font-weight="bold" officeooo:rsid="000f6cd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9435" style:font-weight-asian="normal" style:font-weight-complex="normal"/>
    </style:style>
    <style:style style:name="T6" style:family="text">
      <style:text-properties fo:font-weight="normal" officeooo:rsid="00191929" style:font-weight-asian="normal" style:font-weight-complex="normal"/>
    </style:style>
    <style:style style:name="T7" style:family="text">
      <style:text-properties fo:font-weight="normal" officeooo:rsid="001b470c" style:font-weight-asian="normal" style:font-weight-complex="normal"/>
    </style:style>
    <style:style style:name="T8" style:family="text">
      <style:text-properties fo:font-weight="normal" officeooo:rsid="001c3b26" style:font-weight-asian="normal" style:font-weight-complex="normal"/>
    </style:style>
    <style:style style:name="T9" style:family="text">
      <style:text-properties fo:font-weight="normal" officeooo:rsid="001dafa0" style:font-weight-asian="normal" style:font-weight-complex="normal"/>
    </style:style>
    <style:style style:name="T10" style:family="text">
      <style:text-properties fo:font-weight="normal" officeooo:rsid="001fc61a" style:font-weight-asian="normal" style:font-weight-complex="normal"/>
    </style:style>
    <style:style style:name="T11" style:family="text">
      <style:text-properties fo:font-weight="normal" officeooo:rsid="0023c0fc" style:font-weight-asian="normal" style:font-weight-complex="normal"/>
    </style:style>
    <style:style style:name="T12" style:family="text">
      <style:text-properties fo:font-weight="normal" officeooo:rsid="0028fd3e" style:font-weight-asian="normal" style:font-weight-complex="normal"/>
    </style:style>
    <style:style style:name="T13" style:family="text">
      <style:text-properties officeooo:rsid="0008523c"/>
    </style:style>
    <style:style style:name="T14" style:family="text">
      <style:text-properties officeooo:rsid="000cb605"/>
    </style:style>
    <style:style style:name="T15" style:family="text">
      <style:text-properties officeooo:rsid="000f6cd3"/>
    </style:style>
    <style:style style:name="T16" style:family="text">
      <style:text-properties officeooo:rsid="00139435"/>
    </style:style>
    <style:style style:name="T17" style:family="text">
      <style:text-properties officeooo:rsid="001c113e"/>
    </style:style>
    <style:style style:name="T18" style:family="text">
      <style:text-properties officeooo:rsid="001c3b26"/>
    </style:style>
    <style:style style:name="T19" style:family="text">
      <style:text-properties officeooo:rsid="0028f489"/>
    </style:style>
    <style:style style:name="T20" style:family="text">
      <style:text-properties officeooo:rsid="0028fd3e"/>
    </style:style>
    <style:style style:name="T21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90524941797695610" text:style-name="L1">
        <text:list-item>
          <text:p text:style-name="P1"><text:span text:style-name="T1">history</text:span><text:span text:style-name="T4">: brings the history of commands entered in terminal from the beginning of time of the installed Linux/UNIX OS.</text:span></text:p>
        </text:list-item>
        <text:list-item>
          <text:p text:style-name="P2"><text:span text:style-name="T1">alias </text:span><text:span text:style-name="T4">shortcut=command: creates an alias(assigns a shortcut) for the command. The alias(shortcut) won’t be effective except on the terminal instance it was executed on.</text:span></text:p>
        </text:list-item>
        <text:list-item>
          <text:p text:style-name="P3"><text:span text:style-name="T1">pwd</text:span>:<text:span text:style-name="T1"> </text:span><text:span text:style-name="T13">prints the directory in which the terminal is on.</text:span></text:p>
        </text:list-item>
        <text:list-item>
          <text:p text:style-name="P3"><text:span text:style-name="T2">clear</text:span><text:span text:style-name="T14">:</text:span><text:span text:style-name="T2"> </text:span><text:span text:style-name="T14">clears the terminal from its content.</text:span></text:p>
        </text:list-item>
        <text:list-item>
          <text:p text:style-name="P4"><text:span text:style-name="T3">shutdown</text:span>: <text:span text:style-name="T15">shuts down the machine. Gives you 1 minute to reconsider. To cancel the shutdown command within that 1 minute, the “shutdown -c” can be used where -c stands for cancel.</text:span></text:p>
        </text:list-item>
        <text:list-item>
          <text:p text:style-name="P6"><text:span text:style-name="T16">rmdir </text:span><text:span text:style-name="T5">directory</text:span><text:span text:style-name="T4">:</text:span> <text:span text:style-name="T5">removes directory.</text:span></text:p>
        </text:list-item>
        <text:list-item>
          <text:p text:style-name="P7"><text:span text:style-name="T16">b</text:span>c<text:span text:style-name="T4">:</text:span> <text:span text:style-name="T4">runs a </text:span>b<text:span text:style-name="T4">asic </text:span>c<text:span text:style-name="T4">alculator within the terminal.</text:span></text:p>
        </text:list-item>
        <text:list-item>
          <text:p text:style-name="P5">Navigating to home directory from root directory can be done as following:</text:p>
          <text:list>
            <text:list-item>
              <text:p text:style-name="P8">cd ~<text:span text:style-name="T4">:</text:span> <text:span text:style-name="T4">changes directory to </text:span><text:span text:style-name="T6">home directory</text:span><text:span text:style-name="T4"> where the tilde specifies the home directory in </text:span><text:span text:style-name="T6">Linux shell</text:span><text:span text:style-name="T4">.</text:span></text:p>
            </text:list-item>
            <text:list-item>
              <text:p text:style-name="P9">cd /home/username/<text:span text:style-name="T4">: changes directory to the home folder of the “username” </text:span></text:p>
            </text:list-item>
          </text:list>
        </text:list-item>
        <text:list-item>
          <text:p text:style-name="P10">chmod <text:span text:style-name="T4">modes:</text:span></text:p>
          <text:list>
            <text:list-item>
              <text:p text:style-name="P10">chmod 777<text:span text:style-name="T4">:</text:span> <text:span text:style-name="T4">gives writing, reading, and executing permissions to the user</text:span><text:span text:style-name="T7">(owner of the file)</text:span><text:span text:style-name="T4">, group and others.</text:span></text:p>
            </text:list-item>
            <text:list-item>
              <text:p text:style-name="P10">chmod <text:span text:style-name="T17">755</text:span><text:span text:style-name="T4">:</text:span> <text:span text:style-name="T4">gives </text:span><text:span text:style-name="T8">reading, </text:span><text:span text:style-name="T4">writing and executing permissions to the user</text:span><text:span text:style-name="T7">(owner of the file)</text:span><text:span text:style-name="T4">, and </text:span><text:span text:style-name="T8">reading and </text:span><text:span text:style-name="T4">executing permissions to the group and others.</text:span></text:p>
            </text:list-item>
            <text:list-item>
              <text:p text:style-name="P11">Chmod <text:span text:style-name="T18">700</text:span><text:span text:style-name="T8">: gives reading, writing and executing permissions to the user(owner of the file) only, </text:span><text:span text:style-name="T9">group and others have no permissions at all.</text:span></text:p>
            </text:list-item>
          </text:list>
        </text:list-item>
        <text:list-item>
          <text:p text:style-name="P12">ls <text:span text:style-name="T4">options</text:span></text:p>
          <text:list>
            <text:list-item>
              <text:p text:style-name="P12">ls -l<text:span text:style-name="T4">: displays the list of directories and files in the directory along with other information such as permissions, creation date, owner, etc.. -</text:span><text:span text:style-name="T11">l stands for long listing format.</text:span></text:p>
            </text:list-item>
            <text:list-item>
              <text:p text:style-name="P12"><text:soft-page-break/>ls -a<text:span text:style-name="T4">:</text:span> <text:span text:style-name="T10">displays the list of directories and files including any hidden file. </text:span><text:span text:style-name="T11">Hidden files start with “.”</text:span></text:p>
            </text:list-item>
            <text:list-item>
              <text:p text:style-name="P13">ls -m<text:span text:style-name="T4">:</text:span> <text:span text:style-name="T4">separates directories and files when listed with commas.</text:span></text:p>
            </text:list-item>
            <text:list-item>
              <text:p text:style-name="P14">ls -<text:span text:style-name="T19">o</text:span><text:span text:style-name="T4">:</text:span> <text:span text:style-name="T4">gives the same information as “ls -l” except that it does not show group information.</text:span></text:p>
            </text:list-item>
            <text:list-item>
              <text:p text:style-name="P15">ls -<text:span text:style-name="T20">s</text:span><text:span text:style-name="T4">: </text:span><text:span text:style-name="T12">displays the directories and files along with the allocated size for each of them in block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22:55:58.514720168</meta:creation-date>
    <meta:generator>LibreOffice/5.1.4.2$Linux_X86_64 LibreOffice_project/10m0$Build-2</meta:generator>
    <dc:date>2017-02-08T00:05:26.391707526</dc:date>
    <meta:editing-duration>PT1H34S</meta:editing-duration>
    <meta:editing-cycles>34</meta:editing-cycles>
    <meta:document-statistic meta:table-count="0" meta:image-count="0" meta:object-count="0" meta:page-count="2" meta:paragraph-count="20" meta:word-count="323" meta:character-count="1901" meta:non-whitespace-character-count="1617"/>
  </office:meta>
</office:document-meta>
</file>